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style:font-name="Liberation Serif" officeooo:rsid="000178a8" officeooo:paragraph-rsid="000178a8"/>
    </style:style>
    <style:style style:name="P2" style:family="paragraph" style:parent-style-name="Text_20_body">
      <style:text-properties style:font-name="Liberation Serif" officeooo:rsid="000178a8" officeooo:paragraph-rsid="000178a8"/>
    </style:style>
    <style:style style:name="P3" style:family="paragraph" style:parent-style-name="Text_20_body">
      <style:text-properties style:font-name="Liberation Serif" officeooo:rsid="0001e2aa" officeooo:paragraph-rsid="0001e2aa"/>
    </style:style>
    <style:style style:name="P4" style:family="paragraph" style:parent-style-name="Text_20_body">
      <style:text-properties style:font-name="Liberation Serif" fo:font-weight="bold" officeooo:rsid="0001e2aa" officeooo:paragraph-rsid="0001e2aa" style:font-weight-asian="bold" style:font-weight-complex="bold"/>
    </style:style>
    <style:style style:name="P5" style:family="paragraph" style:parent-style-name="Text_20_body">
      <style:text-properties style:font-name="Liberation Serif" fo:font-weight="bold" officeooo:rsid="0002dc0d" officeooo:paragraph-rsid="0002dc0d" style:font-weight-asian="bold" style:font-weight-complex="bold"/>
    </style:style>
    <style:style style:name="P6" style:family="paragraph" style:parent-style-name="Text_20_body">
      <style:text-properties style:font-name="Liberation Serif" fo:font-weight="bold" officeooo:rsid="0004bae0" officeooo:paragraph-rsid="0004bae0" style:font-weight-asian="bold" style:font-weight-complex="bold"/>
    </style:style>
    <style:style style:name="P7" style:family="paragraph" style:parent-style-name="Text_20_body">
      <style:text-properties style:font-name="Liberation Serif" fo:font-weight="bold" officeooo:rsid="0005bd28" officeooo:paragraph-rsid="0005bd28" style:font-weight-asian="bold" style:font-weight-complex="bold"/>
    </style:style>
    <style:style style:name="P8" style:family="paragraph" style:parent-style-name="Text_20_body">
      <style:text-properties style:font-name="Liberation Serif" fo:font-weight="normal" officeooo:rsid="0002dc0d" officeooo:paragraph-rsid="0002dc0d" style:font-weight-asian="normal" style:font-weight-complex="normal"/>
    </style:style>
    <style:style style:name="P9" style:family="paragraph" style:parent-style-name="Text_20_body">
      <style:text-properties style:font-name="Liberation Serif" fo:font-weight="normal" officeooo:rsid="0004bae0" officeooo:paragraph-rsid="0004bae0" style:font-weight-asian="normal" style:font-weight-complex="normal"/>
    </style:style>
    <style:style style:name="P10" style:family="paragraph" style:parent-style-name="Title">
      <style:text-properties style:font-name="Liberation Serif"/>
    </style:style>
    <style:style style:name="P11" style:family="paragraph" style:parent-style-name="Text_20_body" style:list-style-name="L1">
      <style:text-properties style:font-name="Liberation Serif" officeooo:rsid="0001e2aa" officeooo:paragraph-rsid="0001e2aa"/>
    </style:style>
    <style:style style:name="P12" style:family="paragraph" style:parent-style-name="Text_20_body">
      <style:text-properties style:font-name="Liberation Serif" fo:font-weight="normal" officeooo:rsid="0001e2aa" officeooo:paragraph-rsid="0001e2aa" style:font-weight-asian="normal" style:font-weight-complex="normal"/>
    </style:style>
    <style:style style:name="P13" style:family="paragraph" style:parent-style-name="Text_20_body" style:list-style-name="L2">
      <style:text-properties style:font-name="Liberation Serif" fo:font-weight="normal" officeooo:rsid="0001e2aa" officeooo:paragraph-rsid="0001e2aa" style:font-weight-asian="normal" style:font-weight-complex="normal"/>
    </style:style>
    <style:style style:name="P14" style:family="paragraph" style:parent-style-name="Text_20_body" style:list-style-name="L3">
      <style:text-properties style:font-name="Liberation Serif" fo:font-weight="normal" officeooo:rsid="0001e2aa" officeooo:paragraph-rsid="0001e2aa" style:font-weight-asian="normal" style:font-weight-complex="normal"/>
    </style:style>
    <style:style style:name="P15" style:family="paragraph" style:parent-style-name="Text_20_body" style:list-style-name="L4">
      <style:text-properties style:font-name="Liberation Serif" fo:font-weight="normal" officeooo:rsid="0001e2aa" officeooo:paragraph-rsid="0001e2aa" style:font-weight-asian="normal" style:font-weight-complex="normal"/>
    </style:style>
    <style:style style:name="P16" style:family="paragraph" style:parent-style-name="Text_20_body" style:list-style-name="L5">
      <style:text-properties style:font-name="Liberation Serif" fo:font-weight="normal" officeooo:rsid="0001e2aa" officeooo:paragraph-rsid="0001e2aa" style:font-weight-asian="normal" style:font-weight-complex="normal"/>
    </style:style>
    <style:style style:name="P17" style:family="paragraph" style:parent-style-name="Text_20_body" style:list-style-name="L6">
      <style:text-properties style:font-name="Liberation Serif" fo:font-weight="normal" officeooo:rsid="0001e2aa" officeooo:paragraph-rsid="0001e2aa" style:font-weight-asian="normal" style:font-weight-complex="normal"/>
    </style:style>
    <style:style style:name="P18" style:family="paragraph" style:parent-style-name="Text_20_body">
      <style:text-properties style:font-name="Liberation Serif" fo:font-weight="normal" officeooo:rsid="0002dc0d" officeooo:paragraph-rsid="0002dc0d" style:font-weight-asian="normal" style:font-weight-complex="normal"/>
    </style:style>
    <style:style style:name="P19" style:family="paragraph" style:parent-style-name="Text_20_body" style:list-style-name="L7">
      <style:text-properties style:font-name="Liberation Serif" fo:font-weight="normal" officeooo:rsid="0002dc0d" officeooo:paragraph-rsid="0002dc0d" style:font-weight-asian="normal" style:font-weight-complex="normal"/>
    </style:style>
    <style:style style:name="P20" style:family="paragraph" style:parent-style-name="Text_20_body" style:list-style-name="L8">
      <style:text-properties style:font-name="Liberation Serif" fo:font-weight="normal" officeooo:rsid="0002dc0d" officeooo:paragraph-rsid="0002dc0d" style:font-weight-asian="normal" style:font-weight-complex="normal"/>
    </style:style>
    <style:style style:name="P21" style:family="paragraph" style:parent-style-name="Text_20_body" style:list-style-name="L9">
      <style:text-properties style:font-name="Liberation Serif" fo:font-weight="normal" officeooo:rsid="0002dc0d" officeooo:paragraph-rsid="0002dc0d" style:font-weight-asian="normal" style:font-weight-complex="normal"/>
    </style:style>
    <style:style style:name="P22" style:family="paragraph" style:parent-style-name="Text_20_body" style:list-style-name="L3">
      <style:text-properties style:font-name="Liberation Serif" fo:font-weight="bold" officeooo:rsid="0001e2aa" officeooo:paragraph-rsid="0001e2aa" style:font-weight-asian="bold" style:font-weight-complex="bold"/>
    </style:style>
    <style:style style:name="P23" style:family="paragraph" style:parent-style-name="Text_20_body" style:list-style-name="L8">
      <style:text-properties style:font-name="Liberation Serif" fo:font-weight="bold" officeooo:rsid="0002dc0d" officeooo:paragraph-rsid="0002dc0d" style:font-weight-asian="bold" style:font-weight-complex="bold"/>
    </style:style>
    <style:style style:name="T1" style:family="text">
      <style:text-properties officeooo:rsid="000178a8"/>
    </style:style>
    <style:style style:name="T2" style:family="text">
      <style:text-properties officeooo:rsid="0001e2a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1e2a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text-position="0% 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mmunications - <text:span text:style-name="T1">Writing</text:span></text:p>
      <text:p text:style-name="P1">w/ Werner Blau</text:p>
      <text:p text:style-name="P2">Soft Skills: Skills to prepare one for life as a scientist. Communications, writing, speaking etc.</text:p>
      <text:p text:style-name="P2">A student needs the ability to write properly to be able to write laboratory reports and final year projects. These skills translate to writing <text:span text:style-name="T3">articles, report</text:span><text:span text:style-name="T4">s</text:span><text:span text:style-name="T3">, proposals and web pages</text:span>, with the oral <text:span text:style-name="T2">and writing </text:span>skills translating to conferences, <text:span text:style-name="T3">lectures, meetings, and posters</text:span>. <text:span text:style-name="T2">All of these range over several audiences, </text:span><text:span text:style-name="T4">specific</text:span><text:span text:style-name="T2"> technical audiences, </text:span><text:span text:style-name="T4">general </text:span><text:span text:style-name="T2">technical audiences, or </text:span><text:span text:style-name="T4">non-technical </text:span><text:span text:style-name="T2">audiences.</text:span></text:p>
      <text:p text:style-name="P3">A technical report should contain:</text:p>
      <text:list text:style-name="L1">
        <text:list-item>
          <text:p text:style-name="P11">What you did?</text:p>
        </text:list-item>
        <text:list-item>
          <text:p text:style-name="P11">Why you did it?</text:p>
        </text:list-item>
        <text:list-item>
          <text:p text:style-name="P11">What you found?</text:p>
        </text:list-item>
        <text:list-item>
          <text:p text:style-name="P11">The significance of findings.</text:p>
        </text:list-item>
      </text:list>
      <text:p text:style-name="P3">The <text:span text:style-name="T3">novel </text:span><text:span text:style-name="T5">parts of the work should be highlighted, relation to prior knowledge. <text:s/>Author should always </text:span><text:span text:style-name="T3">help the reader</text:span><text:span text:style-name="T5">.</text:span></text:p>
      <text:p text:style-name="P12">The report should contain:</text:p>
      <text:list text:style-name="L2">
        <text:list-item>
          <text:p text:style-name="P13">Title.</text:p>
        </text:list-item>
        <text:list-item>
          <text:p text:style-name="P13">Authors, affiliation.</text:p>
        </text:list-item>
        <text:list-item>
          <text:p text:style-name="P13">Informative abstract.</text:p>
        </text:list-item>
        <text:list-item>
          <text:p text:style-name="P13">Sometimes keywords (some journals)</text:p>
        </text:list-item>
        <text:list-item>
          <text:p text:style-name="P13">Body of text.</text:p>
        </text:list-item>
        <text:list-item>
          <text:p text:style-name="P13">Acknowledgements.</text:p>
        </text:list-item>
        <text:list-item>
          <text:p text:style-name="P13">Bibliography. (references)</text:p>
        </text:list-item>
      </text:list>
      <text:p text:style-name="P3"><text:span text:style-name="T5">A body of text should be organised by </text:span><text:span text:style-name="T3">I.M.R.D:</text:span></text:p>
      <text:list text:style-name="L3">
        <text:list-item>
          <text:p text:style-name="P14"><text:span text:style-name="T7">I</text:span><text:span text:style-name="T6">ntroduction, M</text:span>otivation</text:p>
        </text:list-item>
        <text:list-item>
          <text:p text:style-name="P22">M<text:span text:style-name="T5">ethods</text:span></text:p>
        </text:list-item>
        <text:list-item>
          <text:p text:style-name="P22">R<text:span text:style-name="T5">esults</text:span></text:p>
        </text:list-item>
        <text:list-item>
          <text:p text:style-name="P22">D<text:span text:style-name="T5">iscussion</text:span></text:p>
        </text:list-item>
      </text:list>
      <text:p text:style-name="P4"><text:span text:style-name="T8">Explain procedures</text:span><text:span text:style-name="T5">, </text:span>present results<text:span text:style-name="T5">, </text:span>interpret your results<text:span text:style-name="T5">. Summarize your findings in </text:span>meaningful <text:span text:style-name="T5">ways, </text:span>visualising important data <text:span text:style-name="T5">when possible. Procedures should be explained such that </text:span>other researchers <text:span text:style-name="T5">should be able to </text:span>replicate <text:span text:style-name="T5">the work.</text:span></text:p>
      <text:p text:style-name="P4"><text:span text:style-name="T5"/></text:p>
      <text:p text:style-name="P4"><text:soft-page-break/><text:span text:style-name="T5">Style of the text:</text:span></text:p>
      <text:list text:style-name="L4">
        <text:list-item>
          <text:p text:style-name="P15">Formal &amp; Objective</text:p>
        </text:list-item>
        <text:list-item>
          <text:p text:style-name="P15">No subjective language ‘I’, ‘You’</text:p>
        </text:list-item>
        <text:list-item>
          <text:p text:style-name="P15">No direct questions</text:p>
        </text:list-item>
        <text:list-item>
          <text:p text:style-name="P15">No colloquialisms</text:p>
        </text:list-item>
      </text:list>
      <text:p text:style-name="P12">Vocabulary:</text:p>
      <text:list text:style-name="L5">
        <text:list-item>
          <text:p text:style-name="P16">Formal verbs chosen.</text:p>
        </text:list-item>
        <text:list-item>
          <text:p text:style-name="P16">Precise, often abstract vocabulary.</text:p>
        </text:list-item>
      </text:list>
      <text:p text:style-name="P12">Equations:</text:p>
      <text:list text:style-name="L6">
        <text:list-item>
          <text:p text:style-name="P17">Consecutive numbering.</text:p>
        </text:list-item>
        <text:list-item>
          <text:p text:style-name="P17">Usually in centre of column.</text:p>
        </text:list-item>
        <text:list-item>
          <text:p text:style-name="P17">Explain all abbreviations, symbols.</text:p>
        </text:list-item>
        <text:list-item>
          <text:p text:style-name="P17">Simple equations may be included in the text.</text:p>
        </text:list-item>
      </text:list>
      <text:p text:style-name="P8">Graphs:</text:p>
      <text:list text:style-name="L7">
        <text:list-item>
          <text:p text:style-name="P19">Label Axes!</text:p>
        </text:list-item>
        <text:list-item>
          <text:p text:style-name="P19">Units!</text:p>
        </text:list-item>
        <text:list-item>
          <text:p text:style-name="P19">Error Bars!</text:p>
        </text:list-item>
        <text:list-item>
          <text:p text:style-name="P19">Stand-alone Figure Caption.</text:p>
        </text:list-item>
      </text:list>
      <text:p text:style-name="P8">Tables:</text:p>
      <text:list text:style-name="L8">
        <text:list-item>
          <text:p text:style-name="P23"><text:span text:style-name="T5">Summarize data, </text:span>no raw data</text:p>
        </text:list-item>
        <text:list-item>
          <text:p text:style-name="P20">Title should stand alone</text:p>
        </text:list-item>
        <text:list-item>
          <text:p text:style-name="P20">Belongs in referenced section.</text:p>
        </text:list-item>
        <text:list-item>
          <text:p text:style-name="P23">DONT FORGET UNITS!</text:p>
        </text:list-item>
      </text:list>
      <text:p text:style-name="P5">Common mistakes:</text:p>
      <text:list text:style-name="L9">
        <text:list-item>
          <text:p text:style-name="P21">Identify a focused well-defined question</text:p>
        </text:list-item>
        <text:list-item>
          <text:p text:style-name="P21">Analyse, interpret data</text:p>
        </text:list-item>
        <text:list-item>
          <text:p text:style-name="P21">Ensure completion of report, ie. containing all components above</text:p>
        </text:list-item>
        <text:list-item>
          <text:p text:style-name="P21">In abstract, specifically state findings. Abstract should summarise not introduce.</text:p>
        </text:list-item>
      </text:list>
      <text:p text:style-name="P8">Ensure correct referencing style for all writing. Use Web of Science.</text:p>
      <text:p text:style-name="P9">Writing Process: Getting in the mood; Writing the first draft; revising and revising; Finishing.</text:p>
      <text:p text:style-name="P6">Don’t Procrastinate until you feel like writing<text:span text:style-name="T5">, you may never.</text:span></text:p>
      <text:p text:style-name="P7"><text:soft-page-break/><text:span text:style-name="T5">Communication of problems can affect others. Eg. Challenger Explosion, O-ring cooling problem, became brittle, cracked, hydrogen leak caused explos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7:03:36.931520875</meta:creation-date>
    <dc:date>2024-09-18T17:44:24.942102450</dc:date>
    <meta:editing-duration>PT14M14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3" meta:paragraph-count="56" meta:word-count="375" meta:character-count="2392" meta:non-whitespace-character-count="2109"/>
  </office:meta>
</office:document-meta>
</file>